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ziennik praktyk zawodowych – 30.04.2026 (czwartek)<text:line-break/>Godziny praktyk: 8:00 - 16:00<text:line-break/><text:line-break/>Temat dnia:<text:line-break/>Finalizacja i dokumentacja środowiska deweloperskiego<text:line-break/><text:line-break/>Opis wykonanych czynności:<text:line-break/> <text:s text:c="6"/>1. Zebranie wszystkich poprawek do finalnej wersji docker-compose.yml.<text:line-break/> <text:s text:c="6"/>2. Test pełnego cyklu: down, up -d, weryfikacja logów docker compose logs.<text:line-break/> <text:s text:c="6"/>3. Sprawdzenie komunikacji: Frontend :5173, Backend :8000, Studio :54323, Ollama :11434.<text:line-break/><text:line-break/>Napotkane problemy:<text:line-break/> <text:s text:c="6"/>1. Problem: Przy up -d jeden z serwisów nie wstawał - depends_on nie czekał na healthy.<text:line-break/>Rozwiązanie: Dodanie condition: service_healthy do depends_on dla db.<text:line-break/> <text:s text:c="6"/>2. Problem: Konflikt portów przy uruchomieniu drugiej kopii projektu.<text:line-break/>Rozwiązanie: Zmiana mapowania portów w compose lub zatrzymanie pierwszej instancji.<text:line-break/><text:line-break/>Wnioski/Uwagi:<text:line-break/>Projekt jest gotowy do dalszego developmentu. Kluczowa jest dokumentacja procesu odzyskiwania danych.<text:line-break/><text:line-break/>To wszystk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09:17:26.116104400</meta:creation-date>
    <dc:date>2026-05-04T09:18:23.152156500</dc:date>
    <meta:editing-duration>PT57S</meta:editing-duration>
    <meta:editing-cycles>1</meta:editing-cycles>
    <meta:document-statistic meta:table-count="0" meta:image-count="0" meta:object-count="0" meta:page-count="1" meta:paragraph-count="1" meta:word-count="111" meta:character-count="910" meta:non-whitespace-character-count="759"/>
    <meta:generator>LibreOffice/25.8.5.2$Windows_X86_64 LibreOffice_project/9c8b85f387cc00a89945a79c9e6239f32e450ac2</meta:generator>
  </office:meta>
</office:document-meta>
</file>